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paragraph-properties fo:margin-top="0.0201in" fo:margin-bottom="0.0201in"/>
      <style:text-properties style:font-name="Courier1" fo:font-size="10pt" style:font-size-asian="10pt" style:font-size-complex="10pt"/>
    </style:style>
    <style:style style:name="P5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style:text-underline-style="solid" style:text-underline-width="auto" style:text-underline-color="font-color" fo:font-weight="bold" fo:background-color="#fffff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9" style:family="paragraph" style:parent-style-name="Standard" style:master-page-name="">
      <style:paragraph-properties fo:margin-top="0.0201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3" style:family="paragraph" style:parent-style-name="Standard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style:font-size-asian="9pt" style:font-size-complex="9pt"/>
    </style:style>
    <style:style style:name="P15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Standard" style:list-style-name="L3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7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9pt" fo:font-weight="normal" fo:background-color="#ffffff" style:font-size-asian="9pt" style:font-size-complex="9pt"/>
    </style:style>
    <style:style style:name="P18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9">Date &amp; Time: <text:span text:style-name="T1">01/21/2013</text:span></text:p>
      <text:p text:style-name="P5">Location: <text:span text:style-name="T1">Campus</text:span></text:p>
      <text:p text:style-name="P5">Computing context: <text:span text:style-name="T1">Macho Mac</text:span></text:p>
      <text:p text:style-name="P4"/>
      <text:p text:style-name="P11">Continuing from last time:</text:p>
      <text:list xml:id="list545171810" text:style-name="L1">
        <text:list-item>
          <text:list>
            <text:list-item>
              <text:list>
                <text:list-item>
                  <text:list>
                    <text:list-header>
                      <text:p text:style-name="P12"/>
                    </text:list-header>
                  </text:list>
                </text:list-item>
              </text:list>
            </text:list-item>
          </text:list>
        </text:list-item>
        <text:list-item>
          <text:p text:style-name="P13">Fixing the G2J problem is not optional. </text:p>
        </text:list-item>
      </text:list>
      <text:p text:style-name="P8"><text:s/>Greg thinks the G2J issue is most likely due to some sort of indexing error in Helena's bracket lookup routine. <text:s/>Or in its bilinear interpolation routine? <text:s/>But it's a systematic thing in Helena. <text:s/>It's probably not a table resolution issue. <text:s/>Or so Greg thinks!</text:p>
      <text:p text:style-name="Horizontal_20_Line"/>
      <text:p text:style-name="P19">Today's Work:</text:p>
      <text:p text:style-name="P6">Checking out the indexing in Helena's lookup and bilinear interpolation routines.</text:p>
      <text:p text:style-name="P6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30:02</meta:creation-date>
    <dc:title>Lab Notebook Entry</dc:title>
    <meta:editing-duration>PT1H53M35S</meta:editing-duration>
    <meta:editing-cycles>5</meta:editing-cycles>
    <meta:generator>OpenOffice.org/3.3$Unix OpenOffice.org_project/330m20$Build-9567</meta:generator>
    <meta:initial-creator>Laurel Ruhlen</meta:initial-creator>
    <dc:date>2013-01-21T19:12:51</dc:date>
    <dc:creator>Laurel Ruhlen</dc:creator>
    <meta:document-statistic meta:table-count="0" meta:image-count="0" meta:object-count="0" meta:page-count="1" meta:paragraph-count="11" meta:word-count="84" meta:character-count="526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18T14:30:02"/>
  </office:meta>
</office:document-meta>
</file>